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c5c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text:p>
          </table:table-cell>
          <table:table-cell office:value-type="string" calcext:value-type="string">
            <text:p>محور پر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3.479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0.74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11">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11">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31">محافظ پٹڑی</text:span>، <text:span text:style-name="T11">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text:p>
          </table:table-cell>
          <table:table-cell office:value-type="string" calcext:value-type="string">
            <text:p>جمود، زاویائی 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11">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11">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31">پٹڑی</text:span>، <text:span text:style-name="T11">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text:span text:style-name="T31">بے لچک پھرکی</text:span>، <text:span text:style-name="T11">استوار پھرکی</text:span></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11">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11">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31">ویڈیو</text:span>، <text:span text:style-name="T11">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52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7: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9T15:19:36.789548128</dc:date>
    <meta:editing-duration>P121DT2H23M19S</meta:editing-duration>
    <meta:editing-cycles>5680</meta:editing-cycles>
    <meta:generator>LibreOffice/7.3.7.2$Linux_X86_64 LibreOffice_project/30$Build-2</meta:generator>
    <meta:document-statistic meta:table-count="3" meta:cell-count="84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